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36">
      <style:table-cell-properties style:vertical-align="top"/>
      <style:text-properties fo:font-size="12pt" style:font-size-asian="12pt" style:font-size-complex="12pt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10.2393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rogress</text:p>
          </table:table-cell>
          <table:table-cell office:value-type="string" table:style-name="ce3">
            <text:p>Description</text:p>
          </table:table-cell>
          <table:table-cell office:value-type="string" table:style-name="ce2">
            <text:p>Deadlin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nception</text:p>
          </table:table-cell>
          <table:table-cell office:value-type="string" table:style-name="ce7">
            <text:p>Vision Statement and 20% of use cases completed</text:p>
          </table:table-cell>
          <table:table-cell office:value-type="date" office:date-value="2010-02-24T00:00:00" table:style-name="ce8">
            <text:p>02/24/10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Iteration #2</text:p>
          </table:table-cell>
          <table:table-cell office:value-type="string" table:style-name="ce4">
            <text:p>CreateGame, JoinGame, <text:s/>and SendMessage use cases</text:p>
          </table:table-cell>
          <table:table-cell office:value-type="date" office:date-value="2010-03-17T00:00:00" table:style-name="ce8">
            <text:p>03/17/10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Iteration #3</text:p>
          </table:table-cell>
          <table:table-cell office:value-type="string" table:style-name="ce7">
            <text:p>AddBoard, AddObject, and Delete Object <text:s/>use cases</text:p>
          </table:table-cell>
          <table:table-cell office:value-type="date" office:date-value="2010-03-24T00:00:00" table:style-name="ce8">
            <text:p>03/24/1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Iteration #4</text:p>
          </table:table-cell>
          <table:table-cell office:value-type="string" table:style-name="ce7">
            <text:p>MoveObject, DrawCard, and ShuffleDeck start on EditOptions use cases</text:p>
          </table:table-cell>
          <table:table-cell office:value-type="date" office:date-value="2010-04-07T00:00:00" table:style-name="ce8">
            <text:p>04/07/1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Iteration #5</text:p>
          </table:table-cell>
          <table:table-cell office:value-type="string" table:style-name="ce7">
            <text:p>RollDice, BanPlayer, UnbanPlayer, and LockBoard use cases, refine EditOptions use case</text:p>
          </table:table-cell>
          <table:table-cell office:value-type="date" office:date-value="2010-04-21T00:00:00" table:style-name="ce8">
            <text:p>04/21/10</text:p>
          </table:table-cell>
          <table:table-cell table:number-columns-repeated="16381"/>
        </table:table-row>
        <table:table-row table:style-name="ro6">
          <table:table-cell office:value-type="string" table:style-name="ce6">
            <text:p>Final Release</text:p>
          </table:table-cell>
          <table:table-cell office:value-type="string" table:style-name="ce7">
            <text:p>Final refinements, debugging, and testing as necessary</text:p>
          </table:table-cell>
          <table:table-cell office:value-type="date" office:date-value="2010-05-04T00:00:00" table:style-name="ce8">
            <text:p>05/04/10</text:p>
          </table:table-cell>
          <table:table-cell table:number-columns-repeated="16381"/>
        </table:table-row>
        <table:table-row table:number-rows-repeated="3" table:style-name="ro7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5" table:style-name="ro7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61" table:style-name="ro7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ristopher Czyzewski</meta:initial-creator>
    <dc:creator>student</dc:creator>
    <meta:creation-date>2010-02-16T13:15:30Z</meta:creation-date>
    <dc:date>2010-02-24T18:36:13Z</dc:date>
    <meta:editing-cycles>1</meta:editing-cycles>
    <meta:editing-duration>PT2547S</meta:editing-duration>
  </office:meta>
</office:document-meta>
</file>